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5.7361666666666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float" office:value="87509" table:style-name="ce2">
            <text:p>87.509</text:p>
          </table:table-cell>
          <table:table-cell office:value-type="float" office:value="73147" table:style-name="ce2">
            <text:p>73.147</text:p>
          </table:table-cell>
          <table:table-cell office:value-type="float" office:value="75925" table:style-name="ce2">
            <text:p>75.925</text:p>
          </table:table-cell>
          <table:table-cell office:value-type="float" office:value="87559" table:style-name="ce3">
            <text:p>87.559</text:p>
          </table:table-cell>
          <table:table-cell office:value-type="float" office:value="88630" table:style-name="ce2">
            <text:p>88.630</text:p>
          </table:table-cell>
          <table:table-cell office:value-type="float" office:value="86891" table:style-name="ce3">
            <text:p>86.891</text:p>
          </table:table-cell>
          <table:table-cell office:value-type="float" office:value="74220" table:style-name="ce3">
            <text:p>74.220</text:p>
          </table:table-cell>
          <table:table-cell office:value-type="float" office:value="85034" table:style-name="ce3">
            <text:p>85.0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87022" table:style-name="ce2">
            <text:p>87.022</text:p>
          </table:table-cell>
          <table:table-cell office:value-type="float" office:value="78524" table:style-name="ce2">
            <text:p>78.524</text:p>
          </table:table-cell>
          <table:table-cell office:value-type="float" office:value="84221" table:style-name="ce2">
            <text:p>84.221</text:p>
          </table:table-cell>
          <table:table-cell office:value-type="float" office:value="87022" table:style-name="ce3">
            <text:p>87.022</text:p>
          </table:table-cell>
          <table:table-cell office:value-type="float" office:value="77440" table:style-name="ce3">
            <text:p>77.440</text:p>
          </table:table-cell>
          <table:table-cell office:value-type="float" office:value="80053" table:style-name="ce3">
            <text:p>80.053</text:p>
          </table:table-cell>
          <table:table-cell office:value-type="float" office:value="83680" table:style-name="ce3">
            <text:p>83.680</text:p>
          </table:table-cell>
          <table:table-cell office:value-type="float" office:value="79139" table:style-name="ce3">
            <text:p>79.13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float" office:value="93458" table:style-name="ce2">
            <text:p>93.458</text:p>
          </table:table-cell>
          <table:table-cell office:value-type="float" office:value="98438" table:style-name="ce2">
            <text:p>98.438</text:p>
          </table:table-cell>
          <table:table-cell office:value-type="float" office:value="98813" table:style-name="ce2">
            <text:p>98.813</text:p>
          </table:table-cell>
          <table:table-cell office:value-type="float" office:value="93458" table:style-name="ce3">
            <text:p>93.458</text:p>
          </table:table-cell>
          <table:table-cell office:value-type="float" office:value="98484" table:style-name="ce3">
            <text:p>98.484</text:p>
          </table:table-cell>
          <table:table-cell office:value-type="float" office:value="98826" table:style-name="ce3">
            <text:p>98.826</text:p>
          </table:table-cell>
          <table:table-cell office:value-type="float" office:value="99173" table:style-name="ce3">
            <text:p>99.173</text:p>
          </table:table-cell>
          <table:table-cell office:value-type="float" office:value="98447" table:style-name="ce3">
            <text:p>98.4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float" office:value="91322" table:style-name="ce2">
            <text:p>91.322</text:p>
          </table:table-cell>
          <table:table-cell office:value-type="float" office:value="99493" table:style-name="ce2">
            <text:p>99.493</text:p>
          </table:table-cell>
          <table:table-cell office:value-type="float" office:value="98968" table:style-name="ce2">
            <text:p>98.968</text:p>
          </table:table-cell>
          <table:table-cell office:value-type="float" office:value="91252" table:style-name="ce3">
            <text:p>91.252</text:p>
          </table:table-cell>
          <table:table-cell office:value-type="float" office:value="99559" table:style-name="ce3">
            <text:p>99.559</text:p>
          </table:table-cell>
          <table:table-cell office:value-type="float" office:value="99107" table:style-name="ce3">
            <text:p>99.107</text:p>
          </table:table-cell>
          <table:table-cell office:value-type="float" office:value="98929" table:style-name="ce3">
            <text:p>98.929</text:p>
          </table:table-cell>
          <table:table-cell office:value-type="float" office:value="97504" table:style-name="ce3">
            <text:p>97.5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float" office:value="91822" table:style-name="ce2">
            <text:p>91.822</text:p>
          </table:table-cell>
          <table:table-cell office:value-type="float" office:value="95709" table:style-name="ce2">
            <text:p>95.709</text:p>
          </table:table-cell>
          <table:table-cell office:value-type="float" office:value="98291" table:style-name="ce2">
            <text:p>98.291</text:p>
          </table:table-cell>
          <table:table-cell office:value-type="float" office:value="91822" table:style-name="ce3">
            <text:p>91.822</text:p>
          </table:table-cell>
          <table:table-cell office:value-type="float" office:value="98791" table:style-name="ce3">
            <text:p>98.791</text:p>
          </table:table-cell>
          <table:table-cell office:value-type="float" office:value="99577" table:style-name="ce3">
            <text:p>99.577</text:p>
          </table:table-cell>
          <table:table-cell office:value-type="float" office:value="98301" table:style-name="ce3">
            <text:p>98.301</text:p>
          </table:table-cell>
          <table:table-cell office:value-type="float" office:value="97288" table:style-name="ce3">
            <text:p>97.2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93354" table:style-name="ce2">
            <text:p>93.354</text:p>
          </table:table-cell>
          <table:table-cell office:value-type="float" office:value="98104" table:style-name="ce2">
            <text:p>98.104</text:p>
          </table:table-cell>
          <table:table-cell office:value-type="float" office:value="98698" table:style-name="ce2">
            <text:p>98.698</text:p>
          </table:table-cell>
          <table:table-cell office:value-type="float" office:value="93354" table:style-name="ce3">
            <text:p>93.354</text:p>
          </table:table-cell>
          <table:table-cell office:value-type="float" office:value="99423" table:style-name="ce3">
            <text:p>99.423</text:p>
          </table:table-cell>
          <table:table-cell office:value-type="float" office:value="99229" table:style-name="ce3">
            <text:p>99.229</text:p>
          </table:table-cell>
          <table:table-cell office:value-type="float" office:value="95888" table:style-name="ce3">
            <text:p>95.888</text:p>
          </table:table-cell>
          <table:table-cell office:value-type="float" office:value="98168" table:style-name="ce3">
            <text:p>98.1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float" office:value="90668" table:style-name="ce2">
            <text:p>90.668</text:p>
          </table:table-cell>
          <table:table-cell office:value-type="float" office:value="98388" table:style-name="ce2">
            <text:p>98.388</text:p>
          </table:table-cell>
          <table:table-cell office:value-type="float" office:value="98472" table:style-name="ce2">
            <text:p>98.472</text:p>
          </table:table-cell>
          <table:table-cell office:value-type="float" office:value="90668" table:style-name="ce3">
            <text:p>90.668</text:p>
          </table:table-cell>
          <table:table-cell office:value-type="float" office:value="96348" table:style-name="ce3">
            <text:p>96.348</text:p>
          </table:table-cell>
          <table:table-cell office:value-type="float" office:value="96899" table:style-name="ce3">
            <text:p>96.899</text:p>
          </table:table-cell>
          <table:table-cell office:value-type="float" office:value="98166" table:style-name="ce3">
            <text:p>98.166</text:p>
          </table:table-cell>
          <table:table-cell office:value-type="float" office:value="97281" table:style-name="ce3">
            <text:p>97.2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96364" table:style-name="ce2">
            <text:p>96.364</text:p>
          </table:table-cell>
          <table:table-cell office:value-type="float" office:value="93780" table:style-name="ce2">
            <text:p>93.780</text:p>
          </table:table-cell>
          <table:table-cell office:value-type="float" office:value="94711" table:style-name="ce2">
            <text:p>94.711</text:p>
          </table:table-cell>
          <table:table-cell office:value-type="float" office:value="96364" table:style-name="ce3">
            <text:p>96.364</text:p>
          </table:table-cell>
          <table:table-cell office:value-type="float" office:value="94040" table:style-name="ce3">
            <text:p>94.040</text:p>
          </table:table-cell>
          <table:table-cell office:value-type="float" office:value="94301" table:style-name="ce3">
            <text:p>94.301</text:p>
          </table:table-cell>
          <table:table-cell office:value-type="float" office:value="93651" table:style-name="ce3">
            <text:p>93.651</text:p>
          </table:table-cell>
          <table:table-cell office:value-type="float" office:value="93330" table:style-name="ce3">
            <text:p>93.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94527" table:style-name="ce2">
            <text:p>94.527</text:p>
          </table:table-cell>
          <table:table-cell office:value-type="float" office:value="99938" table:style-name="ce2">
            <text:p>99.938</text:p>
          </table:table-cell>
          <table:table-cell office:value-type="float" office:value="99406" table:style-name="ce2">
            <text:p>99.406</text:p>
          </table:table-cell>
          <table:table-cell office:value-type="float" office:value="94454" table:style-name="ce3">
            <text:p>94.454</text:p>
          </table:table-cell>
          <table:table-cell office:value-type="float" office:value="97022" table:style-name="ce3">
            <text:p>97.022</text:p>
          </table:table-cell>
          <table:table-cell office:value-type="float" office:value="98298" table:style-name="ce3">
            <text:p>98.298</text:p>
          </table:table-cell>
          <table:table-cell office:value-type="float" office:value="87263" table:style-name="ce3">
            <text:p>87.263</text:p>
          </table:table-cell>
          <table:table-cell office:value-type="float" office:value="91462" table:style-name="ce3">
            <text:p>91.4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float" office:value="87894" table:style-name="ce2">
            <text:p>87.894</text:p>
          </table:table-cell>
          <table:table-cell office:value-type="float" office:value="97914" table:style-name="ce2">
            <text:p>97.914</text:p>
          </table:table-cell>
          <table:table-cell office:value-type="float" office:value="97255" table:style-name="ce2">
            <text:p>97.255</text:p>
          </table:table-cell>
          <table:table-cell office:value-type="float" office:value="87829" table:style-name="ce3">
            <text:p>87.829</text:p>
          </table:table-cell>
          <table:table-cell office:value-type="float" office:value="98433" table:style-name="ce3">
            <text:p>98.433</text:p>
          </table:table-cell>
          <table:table-cell office:value-type="float" office:value="97231" table:style-name="ce3">
            <text:p>97.231</text:p>
          </table:table-cell>
          <table:table-cell office:value-type="float" office:value="95345" table:style-name="ce3">
            <text:p>95.345</text:p>
          </table:table-cell>
          <table:table-cell office:value-type="float" office:value="96288" table:style-name="ce3">
            <text:p>96.2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91133" table:style-name="ce2">
            <text:p>91.133</text:p>
          </table:table-cell>
          <table:table-cell office:value-type="float" office:value="98696" table:style-name="ce2">
            <text:p>98.696</text:p>
          </table:table-cell>
          <table:table-cell office:value-type="float" office:value="99816" table:style-name="ce2">
            <text:p>99.816</text:p>
          </table:table-cell>
          <table:table-cell office:value-type="float" office:value="91062" table:style-name="ce3">
            <text:p>91.062</text:p>
          </table:table-cell>
          <table:table-cell office:value-type="float" office:value="99855" table:style-name="ce3">
            <text:p>99.855</text:p>
          </table:table-cell>
          <table:table-cell office:value-type="float" office:value="99852" table:style-name="ce3">
            <text:p>99.852</text:p>
          </table:table-cell>
          <table:table-cell office:value-type="float" office:value="97074" table:style-name="ce3">
            <text:p>97.074</text:p>
          </table:table-cell>
          <table:table-cell office:value-type="float" office:value="99978" table:style-name="ce3">
            <text:p>99.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90675" table:style-name="ce2">
            <text:p>90.675</text:p>
          </table:table-cell>
          <table:table-cell office:value-type="float" office:value="97053" table:style-name="ce2">
            <text:p>97.053</text:p>
          </table:table-cell>
          <table:table-cell office:value-type="float" office:value="96227" table:style-name="ce2">
            <text:p>96.227</text:p>
          </table:table-cell>
          <table:table-cell office:value-type="float" office:value="90747" table:style-name="ce3">
            <text:p>90.747</text:p>
          </table:table-cell>
          <table:table-cell office:value-type="float" office:value="96296" table:style-name="ce3">
            <text:p>96.296</text:p>
          </table:table-cell>
          <table:table-cell office:value-type="float" office:value="95287" table:style-name="ce3">
            <text:p>95.287</text:p>
          </table:table-cell>
          <table:table-cell office:value-type="float" office:value="92809" table:style-name="ce3">
            <text:p>92.809</text:p>
          </table:table-cell>
          <table:table-cell office:value-type="float" office:value="96195" table:style-name="ce3">
            <text:p>96.1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94421" table:style-name="ce2">
            <text:p>94.421</text:p>
          </table:table-cell>
          <table:table-cell office:value-type="float" office:value="96638" table:style-name="ce2">
            <text:p>96.638</text:p>
          </table:table-cell>
          <table:table-cell office:value-type="float" office:value="97640" table:style-name="ce2">
            <text:p>97.640</text:p>
          </table:table-cell>
          <table:table-cell office:value-type="float" office:value="94347" table:style-name="ce3">
            <text:p>94.347</text:p>
          </table:table-cell>
          <table:table-cell office:value-type="float" office:value="96016" table:style-name="ce3">
            <text:p>96.016</text:p>
          </table:table-cell>
          <table:table-cell office:value-type="float" office:value="98550" table:style-name="ce3">
            <text:p>98.550</text:p>
          </table:table-cell>
          <table:table-cell office:value-type="float" office:value="82053" table:style-name="ce3">
            <text:p>82.053</text:p>
          </table:table-cell>
          <table:table-cell office:value-type="float" office:value="97612" table:style-name="ce3">
            <text:p>97.6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92572" table:style-name="ce2">
            <text:p>92.572</text:p>
          </table:table-cell>
          <table:table-cell office:value-type="float" office:value="98648" table:style-name="ce2">
            <text:p>98.648</text:p>
          </table:table-cell>
          <table:table-cell office:value-type="float" office:value="98688" table:style-name="ce2">
            <text:p>98.688</text:p>
          </table:table-cell>
          <table:table-cell office:value-type="float" office:value="92645" table:style-name="ce3">
            <text:p>92.645</text:p>
          </table:table-cell>
          <table:table-cell office:value-type="float" office:value="99337" table:style-name="ce3">
            <text:p>99.337</text:p>
          </table:table-cell>
          <table:table-cell office:value-type="float" office:value="98195" table:style-name="ce3">
            <text:p>98.195</text:p>
          </table:table-cell>
          <table:table-cell office:value-type="float" office:value="94990" table:style-name="ce3">
            <text:p>94.990</text:p>
          </table:table-cell>
          <table:table-cell office:value-type="float" office:value="98271" table:style-name="ce3">
            <text:p>98.2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95814" table:style-name="ce2">
            <text:p>95.814</text:p>
          </table:table-cell>
          <table:table-cell office:value-type="float" office:value="98882" table:style-name="ce2">
            <text:p>98.882</text:p>
          </table:table-cell>
          <table:table-cell office:value-type="float" office:value="98794" table:style-name="ce2">
            <text:p>98.794</text:p>
          </table:table-cell>
          <table:table-cell office:value-type="float" office:value="95740" table:style-name="ce3">
            <text:p>95.740</text:p>
          </table:table-cell>
          <table:table-cell office:value-type="float" office:value="98870" table:style-name="ce3">
            <text:p>98.870</text:p>
          </table:table-cell>
          <table:table-cell office:value-type="float" office:value="99590" table:style-name="ce3">
            <text:p>99.590</text:p>
          </table:table-cell>
          <table:table-cell office:value-type="float" office:value="99139" table:style-name="ce3">
            <text:p>99.139</text:p>
          </table:table-cell>
          <table:table-cell office:value-type="float" office:value="99658" table:style-name="ce3">
            <text:p>99.6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float" office:value="94733" table:style-name="ce2">
            <text:p>94.733</text:p>
          </table:table-cell>
          <table:table-cell office:value-type="float" office:value="98615" table:style-name="ce2">
            <text:p>98.615</text:p>
          </table:table-cell>
          <table:table-cell office:value-type="float" office:value="96786" table:style-name="ce2">
            <text:p>96.786</text:p>
          </table:table-cell>
          <table:table-cell office:value-type="float" office:value="94733" table:style-name="ce3">
            <text:p>94.733</text:p>
          </table:table-cell>
          <table:table-cell office:value-type="float" office:value="98859" table:style-name="ce3">
            <text:p>98.859</text:p>
          </table:table-cell>
          <table:table-cell office:value-type="float" office:value="97738" table:style-name="ce3">
            <text:p>97.738</text:p>
          </table:table-cell>
          <table:table-cell office:value-type="float" office:value="98722" table:style-name="ce3">
            <text:p>98.722</text:p>
          </table:table-cell>
          <table:table-cell office:value-type="float" office:value="97914" table:style-name="ce3">
            <text:p>97.9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99681" table:style-name="ce2">
            <text:p>99.681</text:p>
          </table:table-cell>
          <table:table-cell office:value-type="float" office:value="98232" table:style-name="ce2">
            <text:p>98.232</text:p>
          </table:table-cell>
          <table:table-cell office:value-type="float" office:value="96344" table:style-name="ce2">
            <text:p>96.344</text:p>
          </table:table-cell>
          <table:table-cell office:value-type="float" office:value="99604" table:style-name="ce3">
            <text:p>99.604</text:p>
          </table:table-cell>
          <table:table-cell office:value-type="float" office:value="94875" table:style-name="ce3">
            <text:p>94.875</text:p>
          </table:table-cell>
          <table:table-cell office:value-type="float" office:value="95155" table:style-name="ce3">
            <text:p>95.155</text:p>
          </table:table-cell>
          <table:table-cell office:value-type="float" office:value="91725" table:style-name="ce3">
            <text:p>91.725</text:p>
          </table:table-cell>
          <table:table-cell office:value-type="float" office:value="95547" table:style-name="ce3">
            <text:p>95.54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99703" table:style-name="ce2">
            <text:p>99.703</text:p>
          </table:table-cell>
          <table:table-cell office:value-type="float" office:value="99972" table:style-name="ce2">
            <text:p>99.972</text:p>
          </table:table-cell>
          <table:table-cell office:value-type="float" office:value="99670" table:style-name="ce2">
            <text:p>99.670</text:p>
          </table:table-cell>
          <table:table-cell office:value-type="float" office:value="99707" table:style-name="ce3">
            <text:p>99.707</text:p>
          </table:table-cell>
          <table:table-cell office:value-type="float" office:value="91428" table:style-name="ce3">
            <text:p>91.428</text:p>
          </table:table-cell>
          <table:table-cell office:value-type="float" office:value="96553" table:style-name="ce3">
            <text:p>96.553</text:p>
          </table:table-cell>
          <table:table-cell office:value-type="float" office:value="41443" table:style-name="ce3">
            <text:p>41.443</text:p>
          </table:table-cell>
          <table:table-cell office:value-type="float" office:value="80723" table:style-name="ce3">
            <text:p>80.7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office:value-type="string" table:style-name="ce4">
            <text:p>outli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87245" table:style-name="ce2">
            <text:p>87.245</text:p>
          </table:table-cell>
          <table:table-cell office:value-type="float" office:value="86585" table:style-name="ce2">
            <text:p>86.585</text:p>
          </table:table-cell>
          <table:table-cell office:value-type="float" office:value="88032" table:style-name="ce2">
            <text:p>88.032</text:p>
          </table:table-cell>
          <table:table-cell office:value-type="float" office:value="87243" table:style-name="ce3">
            <text:p>87.243</text:p>
          </table:table-cell>
          <table:table-cell office:value-type="float" office:value="86130" table:style-name="ce3">
            <text:p>86.130</text:p>
          </table:table-cell>
          <table:table-cell office:value-type="float" office:value="87209" table:style-name="ce3">
            <text:p>87.209</text:p>
          </table:table-cell>
          <table:table-cell office:value-type="float" office:value="83496" table:style-name="ce3">
            <text:p>83.496</text:p>
          </table:table-cell>
          <table:table-cell office:value-type="float" office:value="85077" table:style-name="ce3">
            <text:p>85.0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95812" table:style-name="ce2">
            <text:p>95.812</text:p>
          </table:table-cell>
          <table:table-cell office:value-type="float" office:value="89274" table:style-name="ce2">
            <text:p>89.274</text:p>
          </table:table-cell>
          <table:table-cell office:value-type="float" office:value="97663" table:style-name="ce2">
            <text:p>97.663</text:p>
          </table:table-cell>
          <table:table-cell office:value-type="float" office:value="95882" table:style-name="ce3">
            <text:p>95.882</text:p>
          </table:table-cell>
          <table:table-cell office:value-type="float" office:value="90229" table:style-name="ce3">
            <text:p>90.229</text:p>
          </table:table-cell>
          <table:table-cell office:value-type="float" office:value="96353" table:style-name="ce3">
            <text:p>96.353</text:p>
          </table:table-cell>
          <table:table-cell office:value-type="float" office:value="61140" table:style-name="ce3">
            <text:p>61.140</text:p>
          </table:table-cell>
          <table:table-cell office:value-type="float" office:value="67174" table:style-name="ce3">
            <text:p>67.1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92023" table:style-name="ce2">
            <text:p>92.023</text:p>
          </table:table-cell>
          <table:table-cell office:value-type="float" office:value="98471" table:style-name="ce2">
            <text:p>98.471</text:p>
          </table:table-cell>
          <table:table-cell office:value-type="float" office:value="98586" table:style-name="ce2">
            <text:p>98.586</text:p>
          </table:table-cell>
          <table:table-cell office:value-type="float" office:value="92024" table:style-name="ce3">
            <text:p>92.024</text:p>
          </table:table-cell>
          <table:table-cell office:value-type="float" office:value="98473" table:style-name="ce3">
            <text:p>98.473</text:p>
          </table:table-cell>
          <table:table-cell office:value-type="float" office:value="98654" table:style-name="ce3">
            <text:p>98.654</text:p>
          </table:table-cell>
          <table:table-cell office:value-type="float" office:value="97938" table:style-name="ce3">
            <text:p>97.938</text:p>
          </table:table-cell>
          <table:table-cell office:value-type="float" office:value="99326" table:style-name="ce3">
            <text:p>99.3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91651" table:style-name="ce2">
            <text:p>91.651</text:p>
          </table:table-cell>
          <table:table-cell office:value-type="float" office:value="99634" table:style-name="ce2">
            <text:p>99.634</text:p>
          </table:table-cell>
          <table:table-cell office:value-type="float" office:value="99722" table:style-name="ce2">
            <text:p>99.722</text:p>
          </table:table-cell>
          <table:table-cell office:value-type="float" office:value="91651" table:style-name="ce3">
            <text:p>91.651</text:p>
          </table:table-cell>
          <table:table-cell office:value-type="float" office:value="99578" table:style-name="ce3">
            <text:p>99.578</text:p>
          </table:table-cell>
          <table:table-cell office:value-type="float" office:value="99828" table:style-name="ce3">
            <text:p>99.828</text:p>
          </table:table-cell>
          <table:table-cell office:value-type="float" office:value="99616" table:style-name="ce3">
            <text:p>99.616</text:p>
          </table:table-cell>
          <table:table-cell office:value-type="float" office:value="98835" table:style-name="ce3">
            <text:p>98.835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2"/>
          <table:table-cell table:number-columns-repeated="4" table:style-name="ce3"/>
          <table:table-cell office:value-type="float" office:value="2050251" table:formula="of:=SUM([.I2:.I25])" table:style-name="ce3">
            <text:p>2.050.2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92700" table:style-name="ce2">
            <text:p>92.700</text:p>
          </table:table-cell>
          <table:table-cell office:value-type="float" office:value="95187" table:style-name="ce2">
            <text:p>95.187</text:p>
          </table:table-cell>
          <table:table-cell office:value-type="float" office:value="96033" table:style-name="ce2">
            <text:p>96.033</text:p>
          </table:table-cell>
          <table:table-cell office:value-type="float" office:value="92689" table:style-name="ce3">
            <text:p>92.689</text:p>
          </table:table-cell>
          <table:table-cell office:value-type="float" office:value="95368" table:style-name="ce3">
            <text:p>95.368</text:p>
          </table:table-cell>
          <table:table-cell office:value-type="float" office:value="96062" table:style-name="ce3">
            <text:p>96.062</text:p>
          </table:table-cell>
          <table:table-cell office:value-type="float" office:value="89307" table:style-name="ce3">
            <text:p>89.307</text:p>
          </table:table-cell>
          <table:table-cell office:value-type="float" office:value="93193" table:style-name="ce3">
            <text:p>93.193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2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2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2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P</dc:creator>
    <meta:creation-date>2021-03-17T17:22:49Z</meta:creation-date>
    <dc:date>2021-03-21T22:49:40Z</dc:date>
    <meta:editing-cycles>8</meta:editing-cycles>
    <meta:editing-duration>PT880S</meta:editing-duration>
  </office:meta>
</office:document-meta>
</file>